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853f1" officeooo:paragraph-rsid="001853f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latório do Encontro de Ciência Aberta.</text:p>
      <text:p text:style-name="P1">Vou participar da oficina Hackaton de hardware científico aberto</text:p>
      <text:p text:style-name="P1">pretendo participar do semninario "Ferramentas científicas e hardware abertos"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18T11:24:23.847000000</meta:creation-date>
    <dc:date>2014-08-18T11:27:34.797000000</dc:date>
    <meta:editing-duration>P0D</meta:editing-duration>
    <meta:editing-cycles>1</meta:editing-cycles>
    <meta:document-statistic meta:table-count="0" meta:image-count="0" meta:object-count="0" meta:page-count="1" meta:paragraph-count="3" meta:word-count="24" meta:character-count="182" meta:non-whitespace-character-count="161"/>
    <meta:generator>LibreOffice/4.2.5.2$Windows_x86 LibreOffice_project/61cb170a04bb1f12e77c884eab9192be736ec5f5</meta:generator>
  </office:meta>
</office:document-meta>
</file>